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CC000001CC1057971FA1FE9379.png" manifest:media-type="image/png"/>
  <manifest:file-entry manifest:full-path="Pictures/1000064600002F8D00002F8DA05D06A3F28C9112.svg" manifest:media-type="image/svg+xml"/>
  <manifest:file-entry manifest:full-path="Pictures/1000098B0000314100003141CF49AA46C681BBF2.svg" manifest:media-type="image/svg+xml"/>
  <manifest:file-entry manifest:full-path="Pictures/10000201000001DD000001DD9606DBFF8B0536C4.png" manifest:media-type="image/png"/>
  <manifest:file-entry manifest:full-path="Pictures/1000059F000030640000306466C27FB08FB47809.svg" manifest:media-type="image/svg+xml"/>
  <manifest:file-entry manifest:full-path="Pictures/10000201000001D4000001D48B8B069DB731138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c8f8f" draw:fill-color="#8b4513" draw:opacity="100%" draw:opacity-name="Transparency_20_2" draw:textarea-horizontal-align="justify" draw:textarea-vertical-align="middle" draw:auto-grow-height="false" fo:min-height="4.25cm" fo:min-width="2.5cm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.75cm"/>
    </style:style>
    <style:style style:name="P1" style:family="paragraph">
      <loext:graphic-properties draw:fill-color="#8b4513" draw:opacity="100%" draw:opacity-name="Transparency_20_2"/>
      <style:paragraph-properties fo:text-align="center"/>
    </style:style>
    <style:style style:name="P2" style:family="paragraph">
      <style:paragraph-properties fo:text-align="center"/>
      <style:text-properties style:font-name="Purisa"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ffff" style:font-name="Purisa" fo:font-size="14pt" fo:font-weight="bold" fo:background-color="transparent" style:font-size-asian="14pt" style:font-weight-asian="bold" style:font-size-complex="14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color="#ffffff" style:font-name="Purisa" fo:font-size="14pt" fo:font-weight="bold" fo:background-color="transparent" style:font-size-asian="14pt" style:font-weight-asian="bold" style:font-size-complex="14pt" style:font-weight-complex="bold"/>
    </style:style>
    <style:style style:name="P6" style:family="paragraph">
      <style:paragraph-properties fo:text-align="center"/>
      <style:text-properties fo:color="#ffffff" style:font-name="Purisa" fo:font-size="14pt" fo:text-shadow="1pt 1pt" fo:font-weight="bold" fo:background-color="transparent" style:font-size-asian="14pt" style:font-weight-asian="bold" style:font-size-complex="14pt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color="#ffffff" style:font-name="Purisa" fo:font-size="14pt" fo:text-shadow="1pt 1pt" fo:font-weight="bold" fo:background-color="transparent" style:font-size-asian="14pt" style:font-weight-asian="bold" style:font-size-complex="14pt" style:font-weight-complex="bold"/>
    </style:style>
    <style:style style:name="P8" style:family="paragraph">
      <style:paragraph-properties fo:text-align="center"/>
      <style:text-properties fo:color="#8b4513" style:font-name="Purisa" fo:font-size="14pt" fo:text-shadow="1pt 1pt" fo:font-weight="bold" fo:background-color="transparent" style:font-size-asian="14pt" style:font-weight-asian="bold" style:font-size-complex="14pt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color="#8b4513" style:font-name="Purisa" fo:font-size="14pt" fo:text-shadow="1pt 1pt" fo:font-weight="bold" fo:background-color="transparent" style:font-size-asian="14pt" style:font-weight-asian="bold" style:font-size-complex="14pt" style:font-weight-complex="bold"/>
    </style:style>
    <style:style style:name="T1" style:family="text">
      <style:text-properties fo:color="#ffffff" style:font-name="Purisa" fo:font-size="14pt" fo:font-weight="bold" fo:background-color="transparent" style:font-size-asian="14pt" style:font-weight-asian="bold" style:font-size-complex="14pt" style:font-weight-complex="bold"/>
    </style:style>
    <style:style style:name="T2" style:family="text">
      <style:text-properties fo:color="#ffffff" style:font-name="Purisa" fo:font-size="14pt" fo:text-shadow="1pt 1pt" fo:font-weight="bold" fo:background-color="transparent" style:font-size-asian="14pt" style:font-weight-asian="bold" style:font-size-complex="14pt" style:font-weight-complex="bold"/>
    </style:style>
    <style:style style:name="T3" style:family="text">
      <style:text-properties fo:color="#8b4513" style:font-name="Purisa" fo:font-size="18pt" fo:text-shadow="1pt 1pt" fo:font-weight="bold" fo:background-color="transparent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cm" svg:height="4.5cm" svg:x="5.013cm" svg:y="0.99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702cm" svg:height="3.702cm" draw:transform="rotate (-0.255865268342369) translate (5.237cm 0.982cm)">
          <draw:image xlink:href="Pictures/1000059F000030640000306466C27FB08FB47809.svg" xlink:type="simple" xlink:show="embed" xlink:actuate="onLoad">
            <text:p/>
          </draw:image>
          <draw:image xlink:href="Pictures/10000201000001D4000001D48B8B069DB7311384.png" xlink:type="simple" xlink:show="embed" xlink:actuate="onLoad"/>
        </draw:frame>
        <draw:custom-shape draw:style-name="gr1" draw:text-style-name="P1" draw:layer="layout" svg:width="3cm" svg:height="4.5cm" svg:x="9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422cm" svg:height="2.422cm" svg:x="5.997cm" svg:y="1.779cm">
          <draw:image xlink:href="Pictures/1000098B0000314100003141CF49AA46C681BBF2.svg" xlink:type="simple" xlink:show="embed" xlink:actuate="onLoad">
            <text:p/>
          </draw:image>
          <draw:image xlink:href="Pictures/10000201000001DD000001DD9606DBFF8B0536C4.png" xlink:type="simple" xlink:show="embed" xlink:actuate="onLoad"/>
        </draw:frame>
        <draw:custom-shape draw:style-name="gr1" draw:text-style-name="P1" draw:layer="layout" svg:width="3cm" svg:height="4.5cm" svg:x="0.995cm" svg:y="0.99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702cm" svg:height="3.702cm" draw:transform="rotate (-0.255865268342369) translate (1.219cm 0.982cm)">
          <draw:image xlink:href="Pictures/1000059F000030640000306466C27FB08FB47809.svg" xlink:type="simple" xlink:show="embed" xlink:actuate="onLoad">
            <text:p/>
          </draw:image>
          <draw:image xlink:href="Pictures/10000201000001D4000001D48B8B069DB7311384.png" xlink:type="simple" xlink:show="embed" xlink:actuate="onLoad"/>
        </draw:frame>
        <draw:frame draw:style-name="gr4" draw:text-style-name="P5" draw:layer="layout" svg:width="2.8cm" svg:height="2.69cm" svg:x="1.368cm" svg:y="1.613cm">
          <draw:text-box>
            <text:p text:style-name="P4"><text:span text:style-name="T1">Voie</text:span></text:p>
            <text:p text:style-name="P4"><text:span text:style-name="T1">Des</text:span></text:p>
            <text:p text:style-name="P4"><text:span text:style-name="T1">Élixirs</text:span></text:p>
          </draw:text-box>
        </draw:frame>
        <draw:frame draw:style-name="gr3" draw:text-style-name="P3" draw:layer="layout" svg:width="0.564cm" svg:height="0.564cm" svg:x="3.435cm" svg:y="4.007cm">
          <draw:image xlink:href="Pictures/1000098B0000314100003141CF49AA46C681BBF2.svg" xlink:type="simple" xlink:show="embed" xlink:actuate="onLoad">
            <text:p/>
          </draw:image>
          <draw:image xlink:href="Pictures/10000201000001DD000001DD9606DBFF8B0536C4.png" xlink:type="simple" xlink:show="embed" xlink:actuate="onLoad"/>
        </draw:frame>
        <draw:frame draw:style-name="gr3" draw:text-style-name="P3" draw:layer="layout" svg:width="0.564cm" svg:height="0.564cm" svg:x="1.789cm" svg:y="1.359cm">
          <draw:image xlink:href="Pictures/1000098B0000314100003141CF49AA46C681BBF2.svg" xlink:type="simple" xlink:show="embed" xlink:actuate="onLoad">
            <text:p/>
          </draw:image>
          <draw:image xlink:href="Pictures/10000201000001DD000001DD9606DBFF8B0536C4.png" xlink:type="simple" xlink:show="embed" xlink:actuate="onLoad"/>
        </draw:frame>
        <draw:frame draw:style-name="gr4" draw:text-style-name="P7" draw:layer="layout" svg:width="2.8cm" svg:height="2.69cm" svg:x="1.369cm" svg:y="1.614cm">
          <draw:text-box>
            <text:p text:style-name="P6"><text:span text:style-name="T2">Voie</text:span></text:p>
            <text:p text:style-name="P6"><text:span text:style-name="T2">Des</text:span></text:p>
            <text:p text:style-name="P6"><text:span text:style-name="T2">Élixirs</text:span></text:p>
          </draw:text-box>
        </draw:frame>
        <draw:frame draw:style-name="gr3" draw:text-style-name="P3" draw:layer="layout" svg:width="0.564cm" svg:height="0.564cm" svg:x="3.436cm" svg:y="4.008cm">
          <draw:image xlink:href="Pictures/1000098B0000314100003141CF49AA46C681BBF2.svg" xlink:type="simple" xlink:show="embed" xlink:actuate="onLoad">
            <text:p/>
          </draw:image>
          <draw:image xlink:href="Pictures/10000201000001DD000001DD9606DBFF8B0536C4.png" xlink:type="simple" xlink:show="embed" xlink:actuate="onLoad"/>
        </draw:frame>
        <draw:frame draw:style-name="gr3" draw:text-style-name="P3" draw:layer="layout" svg:width="0.564cm" svg:height="0.564cm" svg:x="1.79cm" svg:y="1.36cm">
          <draw:image xlink:href="Pictures/1000098B0000314100003141CF49AA46C681BBF2.svg" xlink:type="simple" xlink:show="embed" xlink:actuate="onLoad">
            <text:p/>
          </draw:image>
          <draw:image xlink:href="Pictures/10000201000001DD000001DD9606DBFF8B0536C4.png" xlink:type="simple" xlink:show="embed" xlink:actuate="onLoad"/>
        </draw:frame>
        <draw:frame draw:style-name="gr3" draw:text-style-name="P3" draw:layer="layout" svg:width="3.2cm" svg:height="3.2cm" svg:x="9.3cm" svg:y="1.6cm">
          <draw:image xlink:href="Pictures/1000064600002F8D00002F8DA05D06A3F28C9112.svg" xlink:type="simple" xlink:show="embed" xlink:actuate="onLoad">
            <text:p/>
          </draw:image>
          <draw:image xlink:href="Pictures/10000201000001CC000001CC1057971FA1FE9379.png" xlink:type="simple" xlink:show="embed" xlink:actuate="onLoad"/>
        </draw:frame>
        <draw:frame draw:style-name="gr4" draw:text-style-name="P9" draw:layer="layout" svg:width="2.8cm" svg:height="2.333cm" svg:x="9cm" svg:y="1.91cm">
          <draw:text-box>
            <text:p text:style-name="P8"><text:span text:style-name="T3">Rang</text:span></text:p>
            <text:p text:style-name="P8"><text:span text:style-name="T3">1</text:span></text:p>
          </draw:text-box>
        </draw:frame>
        <draw:custom-shape draw:style-name="gr1" draw:text-style-name="P1" draw:layer="layout" svg:width="3cm" svg:height="4.5cm" svg:x="1cm" svg:y="6.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2cm" svg:height="3.2cm" svg:x="1.3cm" svg:y="7.2cm">
          <draw:image xlink:href="Pictures/1000064600002F8D00002F8DA05D06A3F28C9112.svg" xlink:type="simple" xlink:show="embed" xlink:actuate="onLoad">
            <text:p/>
          </draw:image>
          <draw:image xlink:href="Pictures/10000201000001CC000001CC1057971FA1FE9379.png" xlink:type="simple" xlink:show="embed" xlink:actuate="onLoad"/>
        </draw:frame>
        <draw:frame draw:style-name="gr4" draw:text-style-name="P9" draw:layer="layout" svg:width="2.8cm" svg:height="2.333cm" svg:x="1cm" svg:y="7.51cm">
          <draw:text-box>
            <text:p text:style-name="P8"><text:span text:style-name="T3">Rang</text:span></text:p>
            <text:p text:style-name="P8"><text:span text:style-name="T3">2</text:span></text:p>
          </draw:text-box>
        </draw:frame>
        <draw:custom-shape draw:style-name="gr1" draw:text-style-name="P1" draw:layer="layout" svg:width="3cm" svg:height="4.5cm" svg:x="5cm" svg:y="6.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2cm" svg:height="3.2cm" svg:x="5.3cm" svg:y="7.2cm">
          <draw:image xlink:href="Pictures/1000064600002F8D00002F8DA05D06A3F28C9112.svg" xlink:type="simple" xlink:show="embed" xlink:actuate="onLoad">
            <text:p/>
          </draw:image>
          <draw:image xlink:href="Pictures/10000201000001CC000001CC1057971FA1FE9379.png" xlink:type="simple" xlink:show="embed" xlink:actuate="onLoad"/>
        </draw:frame>
        <draw:frame draw:style-name="gr4" draw:text-style-name="P9" draw:layer="layout" svg:width="2.8cm" svg:height="2.333cm" svg:x="5cm" svg:y="7.51cm">
          <draw:text-box>
            <text:p text:style-name="P8"><text:span text:style-name="T3">Rang</text:span></text:p>
            <text:p text:style-name="P8"><text:span text:style-name="T3">3</text:span></text:p>
          </draw:text-box>
        </draw:frame>
        <draw:custom-shape draw:style-name="gr1" draw:text-style-name="P1" draw:layer="layout" svg:width="3cm" svg:height="4.5cm" svg:x="8.9cm" svg:y="6.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2cm" svg:height="3.2cm" svg:x="9.2cm" svg:y="7.2cm">
          <draw:image xlink:href="Pictures/1000064600002F8D00002F8DA05D06A3F28C9112.svg" xlink:type="simple" xlink:show="embed" xlink:actuate="onLoad">
            <text:p/>
          </draw:image>
          <draw:image xlink:href="Pictures/10000201000001CC000001CC1057971FA1FE9379.png" xlink:type="simple" xlink:show="embed" xlink:actuate="onLoad"/>
        </draw:frame>
        <draw:frame draw:style-name="gr4" draw:text-style-name="P9" draw:layer="layout" svg:width="2.8cm" svg:height="2.333cm" svg:x="8.9cm" svg:y="7.51cm">
          <draw:text-box>
            <text:p text:style-name="P8"><text:span text:style-name="T3">Rang</text:span></text:p>
            <text:p text:style-name="P8"><text:span text:style-name="T3">4</text:span></text:p>
          </draw:text-box>
        </draw:frame>
        <draw:custom-shape draw:style-name="gr1" draw:text-style-name="P1" draw:layer="layout" svg:width="3cm" svg:height="4.5cm" svg:x="12.8cm" svg:y="6.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2cm" svg:height="3.2cm" svg:x="13.1cm" svg:y="7.2cm">
          <draw:image xlink:href="Pictures/1000064600002F8D00002F8DA05D06A3F28C9112.svg" xlink:type="simple" xlink:show="embed" xlink:actuate="onLoad">
            <text:p/>
          </draw:image>
          <draw:image xlink:href="Pictures/10000201000001CC000001CC1057971FA1FE9379.png" xlink:type="simple" xlink:show="embed" xlink:actuate="onLoad"/>
        </draw:frame>
        <draw:frame draw:style-name="gr4" draw:text-style-name="P9" draw:layer="layout" svg:width="2.8cm" svg:height="2.333cm" svg:x="12.8cm" svg:y="7.51cm">
          <draw:text-box>
            <text:p text:style-name="P8"><text:span text:style-name="T3">R</text:span><text:span text:style-name="T3">a</text:span><text:span text:style-name="T3">n</text:span><text:span text:style-name="T3">g</text:span></text:p>
            <text:p text:style-name="P8"><text:span text:style-name="T3"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opacity draw:name="Transparency_20_2" draw:display-name="Transparency 2" draw:style="square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7T22:14:29.220416065</meta:creation-date>
    <dc:date>2020-04-07T22:44:42.333832900</dc:date>
    <meta:editing-duration>PT8M49S</meta:editing-duration>
    <meta:editing-cycles>1</meta:editing-cycles>
    <meta:document-statistic meta:object-count="26"/>
    <meta:generator>LibreOffice/6.0.7.3$Linux_X86_64 LibreOffice_project/00m0$Build-3</meta:generator>
  </office:meta>
</office:document-meta>
</file>